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72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42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8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6866in"/>
    </style:style>
    <style:style style:name="co10" style:family="table-column">
      <style:table-column-properties fo:break-before="auto" style:column-width="0.6311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0.6756in"/>
    </style:style>
    <style:style style:name="co14" style:family="table-column">
      <style:table-column-properties fo:break-before="auto" style:column-width="0.672in"/>
    </style:style>
    <style:style style:name="co40" style:family="table-column">
      <style:table-column-properties fo:break-before="auto" style:column-width="6.6571in"/>
    </style:style>
    <style:style style:name="co41" style:family="table-column">
      <style:table-column-properties fo:break-before="auto" style:column-width="4.778in"/>
    </style:style>
    <style:style style:name="co42" style:family="table-column">
      <style:table-column-properties fo:break-before="auto" style:column-width="4.9091in"/>
    </style:style>
    <style:style style:name="co4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3.572in"/>
    </style:style>
    <style:style style:name="co25" style:family="table-column">
      <style:table-column-properties fo:break-before="auto" style:column-width="8.7398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2.4362in"/>
    </style:style>
    <style:style style:name="co28" style:family="table-column">
      <style:table-column-properties fo:break-before="auto" style:column-width="3.4634in"/>
    </style:style>
    <style:style style:name="co29" style:family="table-column">
      <style:table-column-properties fo:break-before="auto" style:column-width="2.3047in"/>
    </style:style>
    <style:style style:name="co30" style:family="table-column">
      <style:table-column-properties fo:break-before="auto" style:column-width="3.1898in"/>
    </style:style>
    <style:style style:name="co31" style:family="table-column">
      <style:table-column-properties fo:break-before="auto" style:column-width="2.9055in"/>
    </style:style>
    <style:style style:name="co32" style:family="table-column">
      <style:table-column-properties fo:break-before="auto" style:column-width="3.3972in"/>
    </style:style>
    <style:style style:name="co33" style:family="table-column">
      <style:table-column-properties fo:break-before="auto" style:column-width="3.7035in"/>
    </style:style>
    <style:style style:name="co34" style:family="table-column">
      <style:table-column-properties fo:break-before="auto" style:column-width="2.578in"/>
    </style:style>
    <style:style style:name="co35" style:family="table-column">
      <style:table-column-properties fo:break-before="auto" style:column-width="1.9661in"/>
    </style:style>
    <style:style style:name="co36" style:family="table-column">
      <style:table-column-properties fo:break-before="auto" style:column-width="2.8402in"/>
    </style:style>
    <style:style style:name="co37" style:family="table-column">
      <style:table-column-properties fo:break-before="auto" style:column-width="2.7854in"/>
    </style:style>
    <style:style style:name="co38" style:family="table-column">
      <style:table-column-properties fo:break-before="auto" style:column-width="3.0807in"/>
    </style:style>
    <style:style style:name="co39" style:family="table-column">
      <style:table-column-properties fo:break-before="auto" style:column-width="1.5945in"/>
    </style:style>
    <style:style style:name="co44" style:family="table-column">
      <style:table-column-properties fo:break-before="auto" style:column-width="8.2008in"/>
    </style:style>
    <style:style style:name="co45" style:family="table-column">
      <style:table-column-properties fo:break-before="auto" style:column-width="13.9547in"/>
    </style:style>
    <style:style style:name="co46" style:family="table-column">
      <style:table-column-properties fo:break-before="auto" style:column-width="2.2063in"/>
    </style:style>
    <style:style style:name="co47" style:family="table-column">
      <style:table-column-properties fo:break-before="auto" style:column-width="1.7693in"/>
    </style:style>
    <style:style style:name="co48" style:family="table-column">
      <style:table-column-properties fo:break-before="auto" style:column-width="2.152in"/>
    </style:style>
    <style:style style:name="ro1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6.6437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118in" fo:break-before="auto" style:use-optimal-row-height="true"/>
    </style:style>
    <style:style style:name="ro7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2346in" fo:break-before="auto" style:use-optimal-row-height="true"/>
    </style:style>
    <style:style style:name="ta1" style:family="table" style:master-page-name="PageStyle_5f_TAXMA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8000" number:language="en" number:country="US">
      <number:number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Default" style:data-style-name="N8001"/>
    <style:style style:name="ce2" style:family="table-cell" style:parent-style-name="Default" style:data-style-name="N8002"/>
    <style:style style:name="ce3" style:family="table-cell" style:parent-style-name="Default" style:data-style-name="N118"/>
    <style:style style:name="ce4" style:family="table-cell" style:parent-style-name="Default" style:data-style-name="N8000"/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0pt" style:language-asian="en" style:country-asian="US" style:font-style-asian="normal" style:font-name-complex="Consolas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onsolas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onsolas" fo:font-size="13pt" fo:language="en" fo:country="US" fo:font-style="normal" fo:text-shadow="none" style:text-underline-style="none" style:text-underline-mode="continuous" style:text-overline-mode="continuous" style:text-line-through-mode="continuous" style:font-size-asian="13pt" style:language-asian="en" style:country-asian="US" style:font-style-asian="normal" style:font-size-complex="13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onsolas" fo:font-size="13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3pt" style:language-asian="en" style:country-asian="US" style:font-style-asian="normal" style:font-name-complex="Consolas" style:font-size-complex="13pt" style:language-complex="en" style:country-complex="US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font-name="Consolas" fo:font-size="13pt" fo:language="en" fo:country="US" fo:font-style="normal" fo:text-shadow="none" style:text-underline-style="none" style:text-underline-mode="continuous" style:text-overline-mode="continuous" style:text-line-through-mode="continuous" style:font-size-asian="13pt" style:language-asian="en" style:country-asian="US" style:font-style-asian="normal" style:font-size-complex="13pt" style:language-complex="en" style:country-complex="US" style:font-style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5.69999980926514pt" style:font-weight-complex="bold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  <style:style style:name="T3" style:family="text">
      <style:text-properties fo:color="#0000c0" style:font-name="Consolas" fo:font-size="10pt" style:font-name-asian="Consolas" style:font-size-asian="10pt" style:font-name-complex="Consolas" style:font-size-complex="5.69999980926514pt"/>
    </style:style>
    <style:style style:name="T4" style:family="text">
      <style:text-properties fo:color="#3f7f5f" style:font-name="Consolas" fo:font-size="10pt" style:font-name-asian="Consolas" style:font-size-asian="10pt" style:font-name-complex="Consolas" style:font-size-complex="5.69999980926514pt"/>
    </style:style>
    <style:style style:name="T5" style:family="text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XMA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6" table:default-cell-style-name="ce1"/>
        <table:table-column table:style-name="co14" table:number-columns-repeated="1008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TAX</text:p>
          </table:table-cell>
          <table:table-cell office:value-type="string">
            <text:p>CGST</text:p>
          </table:table-cell>
          <table:table-cell office:value-type="string">
            <text:p>SGST</text:p>
          </table:table-cell>
          <table:table-cell office:value-type="string">
            <text:p>WEFDATE</text:p>
          </table:table-cell>
          <table:table-cell office:value-type="string">
            <text:p>IGSTPUR</text:p>
          </table:table-cell>
          <table:table-cell office:value-type="string">
            <text:p>IGSTPIT</text:p>
          </table:table-cell>
          <table:table-cell office:value-type="string">
            <text:p>IGSTSALE</text:p>
          </table:table-cell>
          <table:table-cell office:value-type="string">
            <text:p>IGSTSOT</text:p>
          </table:table-cell>
          <table:table-cell office:value-type="string">
            <text:p>WPURCH</text:p>
          </table:table-cell>
          <table:table-cell office:value-type="string">
            <text:p>CGSTPIT</text:p>
          </table:table-cell>
          <table:table-cell office:value-type="string">
            <text:p>SGSTPIT</text:p>
          </table:table-cell>
          <table:table-cell office:value-type="string">
            <text:p>WSALE</text:p>
          </table:table-cell>
          <table:table-cell office:value-type="string">
            <text:p>CGSTSOT</text:p>
          </table:table-cell>
          <table:table-cell office:value-type="string">
            <text:p>SGSTSOT</text:p>
          </table:table-cell>
          <table:table-cell office:value-type="string">
            <text:p>STAT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2742">
            <text:p>07/01/2017</text:p>
          </table:table-cell>
          <table:table-cell office:value-type="string">
            <text:p>@G00</text:p>
          </table:table-cell>
          <table:table-cell/>
          <table:table-cell office:value-type="string">
            <text:p>@G05</text:p>
          </table:table-cell>
          <table:table-cell/>
          <table:table-cell office:value-type="string">
            <text:p>@G10</text:p>
          </table:table-cell>
          <table:table-cell table:number-columns-repeated="2"/>
          <table:table-cell office:value-type="string">
            <text:p>@G15</text:p>
          </table:table-cell>
          <table:table-cell table:number-columns-repeated="2"/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.00</text:p>
          </table:table-cell>
          <table:table-cell table:number-columns-repeated="2" office:value-type="float" office:value="2.5">
            <text:p>2.50</text:p>
          </table:table-cell>
          <table:table-cell office:value-type="float" office:value="42742">
            <text:p>07/01/2017</text:p>
          </table:table-cell>
          <table:table-cell office:value-type="string">
            <text:p>@G01</text:p>
          </table:table-cell>
          <table:table-cell office:value-type="string">
            <text:p>@T01</text:p>
          </table:table-cell>
          <table:table-cell office:value-type="string">
            <text:p>@G06</text:p>
          </table:table-cell>
          <table:table-cell office:value-type="string">
            <text:p>@T05</text:p>
          </table:table-cell>
          <table:table-cell office:value-type="string">
            <text:p>@G11</text:p>
          </table:table-cell>
          <table:table-cell office:value-type="string">
            <text:p>@T09</text:p>
          </table:table-cell>
          <table:table-cell office:value-type="string">
            <text:p>@T13</text:p>
          </table:table-cell>
          <table:table-cell office:value-type="string">
            <text:p>@G16</text:p>
          </table:table-cell>
          <table:table-cell office:value-type="string">
            <text:p>@T17</text:p>
          </table:table-cell>
          <table:table-cell office:value-type="string">
            <text:p>@T21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2742">
            <text:p>07/01/2017</text:p>
          </table:table-cell>
          <table:table-cell office:value-type="string">
            <text:p>@G02</text:p>
          </table:table-cell>
          <table:table-cell office:value-type="string">
            <text:p>@T02</text:p>
          </table:table-cell>
          <table:table-cell office:value-type="string">
            <text:p>@G07</text:p>
          </table:table-cell>
          <table:table-cell office:value-type="string">
            <text:p>@T06</text:p>
          </table:table-cell>
          <table:table-cell office:value-type="string">
            <text:p>@G12</text:p>
          </table:table-cell>
          <table:table-cell office:value-type="string">
            <text:p>@T10</text:p>
          </table:table-cell>
          <table:table-cell office:value-type="string">
            <text:p>@T14</text:p>
          </table:table-cell>
          <table:table-cell office:value-type="string">
            <text:p>@G17</text:p>
          </table:table-cell>
          <table:table-cell office:value-type="string">
            <text:p>@T18</text:p>
          </table:table-cell>
          <table:table-cell office:value-type="string">
            <text:p>@T22</text:p>
          </table:table-cell>
          <table:table-cell table:style-name="ce4" table:formula="of:=FALSE()" office:value-type="boolean" office:boolean-value="false">
            <text:p>FALSE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">
            <text:p>18.00</text:p>
          </table:table-cell>
          <table:table-cell table:number-columns-repeated="2" office:value-type="float" office:value="9">
            <text:p>9.00</text:p>
          </table:table-cell>
          <table:table-cell office:value-type="float" office:value="42742">
            <text:p>07/01/2017</text:p>
          </table:table-cell>
          <table:table-cell office:value-type="string">
            <text:p>@G03</text:p>
          </table:table-cell>
          <table:table-cell office:value-type="string">
            <text:p>@T03</text:p>
          </table:table-cell>
          <table:table-cell office:value-type="string">
            <text:p>@G08</text:p>
          </table:table-cell>
          <table:table-cell office:value-type="string">
            <text:p>@T07</text:p>
          </table:table-cell>
          <table:table-cell office:value-type="string">
            <text:p>@G13</text:p>
          </table:table-cell>
          <table:table-cell office:value-type="string">
            <text:p>@T11</text:p>
          </table:table-cell>
          <table:table-cell office:value-type="string">
            <text:p>@T15</text:p>
          </table:table-cell>
          <table:table-cell office:value-type="string">
            <text:p>@G18</text:p>
          </table:table-cell>
          <table:table-cell office:value-type="string">
            <text:p>@T19</text:p>
          </table:table-cell>
          <table:table-cell office:value-type="string">
            <text:p>@T23</text:p>
          </table:table-cell>
          <table:table-cell table:style-name="ce4" table:formula="of:=FALSE()" office:value-type="boolean" office:boolean-value="false">
            <text:p>FALSE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">
            <text:p>28.00</text:p>
          </table:table-cell>
          <table:table-cell table:number-columns-repeated="2" office:value-type="float" office:value="14">
            <text:p>14.00</text:p>
          </table:table-cell>
          <table:table-cell office:value-type="float" office:value="42742">
            <text:p>07/01/2017</text:p>
          </table:table-cell>
          <table:table-cell office:value-type="string">
            <text:p>@G04</text:p>
          </table:table-cell>
          <table:table-cell office:value-type="string">
            <text:p>@T04</text:p>
          </table:table-cell>
          <table:table-cell office:value-type="string">
            <text:p>@G09</text:p>
          </table:table-cell>
          <table:table-cell office:value-type="string">
            <text:p>@T08</text:p>
          </table:table-cell>
          <table:table-cell office:value-type="string">
            <text:p>@G14</text:p>
          </table:table-cell>
          <table:table-cell office:value-type="string">
            <text:p>@T12</text:p>
          </table:table-cell>
          <table:table-cell office:value-type="string">
            <text:p>@T16</text:p>
          </table:table-cell>
          <table:table-cell office:value-type="string">
            <text:p>@G19</text:p>
          </table:table-cell>
          <table:table-cell office:value-type="string">
            <text:p>@T20</text:p>
          </table:table-cell>
          <table:table-cell office:value-type="string">
            <text:p>@T24</text:p>
          </table:table-cell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.00</text:p>
          </table:table-cell>
          <table:table-cell table:number-columns-repeated="2" office:value-type="float" office:value="7.5">
            <text:p>7.50</text:p>
          </table:table-cell>
          <table:table-cell office:value-type="float" office:value="43390">
            <text:p>17/10/2018</text:p>
          </table:table-cell>
          <table:table-cell table:number-columns-repeated="10"/>
          <table:table-cell table:style-name="ce4" table:formula="of:=TRUE()" office:value-type="boolean" office:boolean-value="true">
            <text:p>TRUE</text:p>
          </table:table-cell>
          <table:table-cell table:number-columns-repeated="100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urchase order" table:style-name="ta2" table:print="false">
        <office:forms form:automatic-focus="false" form:apply-design-mode="false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43" table:number-columns-repeated="1019" table:default-cell-style-name="ce12"/>
        <table:table-row table:style-name="ro3">
          <table:table-cell table:style-name="ce30"/>
          <table:table-cell office:value-type="string">
            <text:p>purchase Order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31"/>
          <table:table-cell table:number-columns-repeated="1023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Integer </text:span><text:span text:style-name="T3">orderNumber</text:span><text:span text:style-name="T1">;</text:span></text:p>
          </table:table-cell>
          <table:table-cell office:value-type="string">
            <text:p>order number should not refresh until transaction is completed 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office:value-type="string">
            <text:p>input date, format is DD-MM-YYYY, by default today's date</text:p>
          </table:table-cell>
          <table:table-cell table:number-columns-repeated="1022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office:value-type="string">
            <text:p>nothing but Account Name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1023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office:value-type="string">
            <text:p>get from <text:s/>product screen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office:value-type="string">
            <text:p>get from <text:s/>product screen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String </text:span><text:span text:style-name="T3">pack</text:span><text:span text:style-name="T1">;</text:span></text:p>
          </table:table-cell>
          <table:table-cell office:value-type="string">
            <text:p>get from <text:s/>product screen, pack can contain more than one sheet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office:value-type="string">
            <text:p>input field, quantity= (tablets*sheet)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free</text:span><text:span text:style-name="T1">;</text:span></text:p>
          </table:table-cell>
          <table:table-cell office:value-type="string">
            <text:p>input field, get from <text:s/>product screen, *(disc amount/pack)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rate</text:span><text:span text:style-name="T1">;</text:span></text:p>
          </table:table-cell>
          <table:table-cell office:value-type="string">
            <text:p>input field, rate</text:p>
          </table:table-cell>
          <table:table-cell table:number-columns-repeated="1022"/>
        </table:table-row>
        <table:table-row table:style-name="ro10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bQty</text:span><text:span text:style-name="T1">;</text:span></text:p>
          </table:table-cell>
          <table:table-cell office:value-type="string">
            <text:p><text:s/>Boxpack*qty</text:p>
          </table:table-cell>
          <table:table-cell table:number-columns-repeated="1022"/>
        </table:table-row>
        <table:table-row table:style-name="ro10">
          <table:table-cell table:style-name="ce31" office:value-type="string">
            <text:p><text:span text:style-name="T1"><text:tab/></text:span><text:span text:style-name="T2">private</text:span><text:span text:style-name="T1"> Integer </text:span><text:span text:style-name="T3">bFree</text:span><text:span text:style-name="T1">;</text:span></text:p>
          </table:table-cell>
          <table:table-cell office:value-type="string">
            <text:p><text:s/>(free/Boxpack)</text:p>
          </table:table-cell>
          <table:table-cell table:number-columns-repeated="1022"/>
        </table:table-row>
        <table:table-row table:style-name="ro10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bRate</text:span><text:span text:style-name="T1">;</text:span></text:p>
          </table:table-cell>
          <table:table-cell office:value-type="string">
            <text:p>(rate/Boxpack)</text:p>
          </table:table-cell>
          <table:table-cell table:number-columns-repeated="1022"/>
        </table:table-row>
        <table:table-row table:style-name="ro3">
          <table:table-cell table:style-name="ce31" office:value-type="string">
            <text:p><text:span text:style-name="T1"><text:tab/></text:span><text:span text:style-name="T2">private</text:span><text:span text:style-name="T1"> Double </text:span><text:span text:style-name="T3">value</text:span><text:span text:style-name="T1">;</text:span></text:p>
          </table:table-cell>
          <table:table-cell office:value-type="string">
            <text:p>(qty*rate)</text:p>
          </table:table-cell>
          <table:table-cell table:number-columns-repeated="1022"/>
        </table:table-row>
        <table:table-row table:style-name="ro3">
          <table:table-cell table:style-name="ce33"/>
          <table:table-cell table:number-columns-repeated="1023"/>
        </table:table-row>
        <table:table-row table:style-name="ro11">
          <table:table-cell table:style-name="ce33" office:value-type="string">
            <text:p>*box pack get from product screen when user select producName</text:p>
          </table:table-cell>
          <table:table-cell table:number-columns-repeated="1023"/>
        </table:table-row>
        <table:table-row table:style-name="ro10">
          <table:table-cell office:value-type="string">
            <text:p>Grid Is Based On suplier</text:p>
          </table:table-cell>
          <table:table-cell/>
          <table:table-cell table:style-name="ce9"/>
          <table:table-cell table:number-columns-repeated="1021"/>
        </table:table-row>
        <table:table-row table:style-name="ro10">
          <table:table-cell office:value-type="string">
            <text:p>in other screens CREATE only for product and accountInformation components</text:p>
          </table:table-cell>
          <table:table-cell table:number-columns-repeated="1023"/>
        </table:table-row>
        <table:table-row table:style-name="ro3">
          <table:table-cell office:value-type="string">
            <text:p>one order can contain more than one transaction, </text:p>
          </table:table-cell>
          <table:table-cell table:number-columns-repeated="1023"/>
        </table:table-row>
        <table:table-row table:style-name="ro11">
          <table:table-cell table:style-name="ce34" office:value-type="string">
            <text:p>per one transaction user can select more than one product upto 15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with the same order number user can select same product in other transaction</text:p>
          </table:table-cell>
          <table:table-cell table:number-columns-repeated="1023"/>
        </table:table-row>
        <table:table-row table:style-name="ro3">
          <table:table-cell office:value-type="string">
            <text:p>unique product per one transaction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ce35" office:value-type="string">
            <text:p>Save Button</text:p>
          </table:table-cell>
          <table:table-cell table:number-columns-repeated="1023"/>
        </table:table-row>
        <table:table-row table:style-name="ro10">
          <table:table-cell office:value-type="string">
            <text:p>After Saved an order orderNumber &amp; suplier name should not refresh</text:p>
          </table:table-cell>
          <table:table-cell table:number-columns-repeated="1023"/>
        </table:table-row>
        <table:table-row table:style-name="ro3">
          <table:table-cell office:value-type="string">
            <text:p>order number should not refresh until order is completed</text:p>
          </table:table-cell>
          <table:table-cell table:number-columns-repeated="102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5" office:value-type="string">
            <text:p>Add Close Order Button</text:p>
          </table:table-cell>
          <table:table-cell table:number-columns-repeated="1023"/>
        </table:table-row>
        <table:table-row table:style-name="ro10">
          <table:table-cell office:value-type="string">
            <text:p>1) <text:s/>when user click one close order button every value should refresh exept order number</text:p>
          </table:table-cell>
          <table:table-cell table:number-columns-repeated="1023"/>
        </table:table-row>
        <table:table-row table:style-name="ro10">
          <table:table-cell office:value-type="string">
            <text:p>2) and order number should increment (orderNumber+1)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35" office:value-type="string">
            <text:p>Delete</text:p>
          </table:table-cell>
          <table:table-cell table:number-columns-repeated="1023"/>
        </table:table-row>
        <table:table-row table:style-name="ro3">
          <table:table-cell office:value-type="string">
            <text:p>1) based on order number</text:p>
          </table:table-cell>
          <table:table-cell table:number-columns-repeated="1023"/>
        </table:table-row>
        <table:table-row table:style-name="ro3">
          <table:table-cell office:value-type="string">
            <text:p>2) based on Id</text:p>
          </table:table-cell>
          <table:table-cell table:number-columns-repeated="102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db-insert" table:style-name="ta2" table:print="false">
        <office:forms form:automatic-focus="false" form:apply-design-mode="false"/>
        <table:table-column table:style-name="co40" table:number-columns-repeated="2" table:default-cell-style-name="ce27"/>
        <table:table-column table:style-name="co41" table:default-cell-style-name="ce27"/>
        <table:table-column table:style-name="co42" table:default-cell-style-name="ce27"/>
        <table:table-column table:style-name="co43" table:number-columns-repeated="1020" table:default-cell-style-name="ce27"/>
        <table:table-row table:style-name="ro8">
          <table:table-cell office:value-type="string">
            <text:p>INSERT INTO public.schedules(</text:p>
            <text:p><text:tab/>id, delete_flag, schedule_index, schedule_name, schedule_type)</text:p>
            <text:p><text:tab/>VALUES </text:p>
            <text:p><text:tab/>(1, 'true', 1, 'CASH BALANCES', 'Assets'),</text:p>
            <text:p><text:tab/>(2, 'true', 2, 'CAPITAL ACCOUNTS', 'Liabilites'),</text:p>
            <text:p><text:tab/>(3, 'true', 3, 'UNSECURED LOANS', 'Liabilites'),</text:p>
            <text:p><text:tab/>(4, 'true', 4, 'SUNDRY CREDITORS', 'Liabilites'),</text:p>
            <text:p><text:tab/>(5, 'true', 5, 'SUNDRY DEBTORS', 'Assets'),</text:p>
            <text:p><text:tab/>(6, 'true', 6, 'OTHER THAN TRADE CREDITORS', 'Liabilites'),</text:p>
            <text:p><text:tab/>(7, 'true', 7, 'OTHER THAN TRADE DEBTORS', 'Assets'),</text:p>
            <text:p><text:tab/>(8, 'true', 8, 'BANKS', 'Assets'),</text:p>
            <text:p><text:tab/>(9, 'true', 9, 'DEPOSITES,BANK LOANS &amp; CHITS', 'Assets'),</text:p>
            <text:p><text:tab/>(10, 'true', 10, 'FIXED ASSETS', 'Assets'),</text:p>
            <text:p><text:tab/>(11, 'true', 11, 'PUR &amp; SALES', 'Trading'),</text:p>
            <text:p><text:tab/>(12, 'true', 12, 'IGST TAX', 'Liabilites'),</text:p>
            <text:p><text:tab/>(13, 'true', 13, 'CGST TAX', 'Liabilites'),</text:p>
            <text:p><text:tab/>(14, 'true', 14, 'SGST TAX', 'Liabilites'),</text:p>
            <text:p><text:tab/>(15, 'true', 15, 'EXPENSES', 'Profit and Loss'),</text:p>
            <text:p><text:tab/>(16, 'true', 16, 'GST PAYABLE/RECEIVABLE', 'Liabilites'),</text:p>
            <text:p><text:tab/>(17, 'true', 17, 'CURRENT LIABILITES', 'Liabilites'),</text:p>
            <text:p><text:tab/>(18, 'true', 18, 'CURRENT ASSETS', 'Assets'),</text:p>
            <text:p><text:tab/>(19, 'true', 19, 'GST PAID ON RCM', 'Liabilites'),</text:p>
            <text:p><text:tab/>(20, 'true', 20, 'IGST PAID ON RCM', 'Liabilites'),</text:p>
            <text:p><text:tab/>(21, 'true', 21, 'CGST PAID ON RCM', 'Liabilites'),</text:p>
            <text:p><text:tab/>(22, 'true',22, 'SGST PAID ON RCM', 'Liabilites');</text:p>
            <text:p><text:tab/></text:p>
          </table:table-cell>
          <table:table-cell table:style-name="ce28" office:value-type="string">
            <text:p>INSERT INTO public.subschedules(</text:p>
            <text:p><text:tab/>id, delete_flag, sub_schedule_index, sub_schedule_name, schedule_id)</text:p>
            <text:p><text:tab/>VALUES (1, true, 1, 'SUNDRY CREDITORS', 1),</text:p>
            <text:p><text:tab/>(2, true, 1, 'SUNDRY DEBTORS', 3),</text:p>
            <text:p><text:tab/>(3, true, 1, 'OTHER THAN TRADE CREDITORS', 1),</text:p>
            <text:p><text:tab/>(4, true, 1, 'OTHER THAN TRADE DEBTORS', 1),</text:p>
            <text:p><text:tab/>(5, true, 1, 'BANKS', 1),</text:p>
            <text:p><text:tab/>(6, true, 1, 'DEPOSITES,BANK LOANS &amp; CHITS', 1),</text:p>
            <text:p><text:tab/>(7, true, 1, 'FIXED ASSETS', 1),</text:p>
            <text:p><text:tab/>(8, true, 1, 'GST PUR &amp; SALES', 2),</text:p>
            <text:p><text:tab/>(9, true, 1, 'IGST ON TRADING', 1),</text:p>
            <text:p><text:tab/>(10, true, 1, 'IGST ON EXPENSES', 2),</text:p>
            <text:p><text:tab/>(11, true, 1, 'CGST ON TRADING', 5),</text:p>
            <text:p><text:tab/>(12, true, 1, 'SGST ON TRADING', 1),</text:p>
            <text:p><text:tab/>(13, true, 1, 'SGST ON EXPENSES', 2),</text:p>
            <text:p><text:tab/>(14, true, 1, 'EXPENSES OTHER THAN GST', 3),</text:p>
            <text:p><text:tab/>(15, true, 1, 'EXPENSES (GST)', 1),</text:p>
            <text:p><text:tab/>(16, true, 1, 'EXPENSES (RCM)', 2),</text:p>
            <text:p><text:tab/>(17, true, 1, 'GST PAYABLE/RECEIVABLE(TRADING)', 1),</text:p>
            <text:p><text:tab/>(18, true, 1, 'GST PAYABLE/RECEIVABLE(RCM)', 2),</text:p>
            <text:p><text:tab/>(19, true, 1, 'GST LATE FEE INPUT(ADVANCE PAID)', 3),</text:p>
            <text:p><text:tab/>(20, true, 1, 'IGST ON RCM', 4),</text:p>
            <text:p><text:tab/>(21, true, 1, 'CGST ON RCM', 5),</text:p>
            <text:p><text:tab/>(22, true, 1, 'SGST ON RCM', 6),</text:p>
            <text:p><text:tab/>(23, true, 1, 'CGST ON EXPENSES', 6),</text:p>
            <text:p><text:tab/>(24, true, 1, 'IGST PAID ON RCM', 5),</text:p>
            <text:p><text:tab/>(25, true, 1, 'CGST PAID ON RCM', 6),</text:p>
            <text:p><text:tab/>(26, true, 1, 'SGST PAID ON RCM', 7);</text:p>
            <text:p><text:tab/></text:p>
          </table:table-cell>
          <table:table-cell office:value-type="string">
            <text:p>INSERT INTO public.states(</text:p>
            <text:p><text:tab/>id, delete_flag, state_code, state_name, zone)</text:p>
            <text:p><text:tab/>VALUES </text:p>
            <text:p><text:tab/></text:p>
            <text:p><text:tab/>(1, TRUE, 1, 'JAMMU AND KASHMIR', 'North'),</text:p>
            <text:p><text:tab/>(2, TRUE, 2, 'HIMACHAL PRADESH ', 'North'),</text:p>
            <text:p><text:tab/>(3, TRUE, 3, 'PUNJAB', 'North'),</text:p>
            <text:p><text:tab/>(4, TRUE, 4, 'CHANDIGARH', 'North'),</text:p>
            <text:p><text:tab/>(5, TRUE, 5, 'UTTARAKHAND', 'North'),</text:p>
            <text:p><text:tab/>(6, TRUE, 6, 'HARYANA', 'North'),</text:p>
            <text:p><text:tab/>(7, TRUE, 7, 'DELHI', 'North'),</text:p>
            <text:p><text:tab/>(8, TRUE, 8, 'RAJASTHAN', 'West'),</text:p>
            <text:p><text:tab/>(9, TRUE, 9, 'UTTAR PRADESH', 'North'),</text:p>
            <text:p><text:tab/>(10, TRUE, 10, 'BIHAR', 'Central'),</text:p>
            <text:p><text:tab/>(11, TRUE, 11, 'SIKKIM', 'East'),</text:p>
            <text:p><text:tab/>(12, TRUE, 12, 'ARUNACHAL PRADESH', 'East'),</text:p>
            <text:p><text:tab/>(13, TRUE, 13, 'NAGALAND', 'East'),</text:p>
            <text:p><text:tab/>(14, TRUE, 14, 'MANIPUR', 'East'),</text:p>
            <text:p><text:tab/>(15, TRUE, 15, 'MIZORAM', 'East'),</text:p>
            <text:p><text:tab/>(16, TRUE, 16, 'TRIPURA', 'East'),</text:p>
            <text:p><text:tab/>(17, TRUE, 17, 'MEGHLAYA', 'East'),</text:p>
            <text:p><text:tab/>(18, TRUE, 18, 'ASSAM', 'East'),</text:p>
            <text:p><text:tab/>(19, TRUE, 19, 'WEST BENGAL', 'East'),</text:p>
            <text:p><text:tab/>(20, TRUE, 20, 'JHARKHAND', 'East'),</text:p>
            <text:p><text:tab/>(21, TRUE, 21, 'ODISHA', 'East'),</text:p>
            <text:p><text:tab/>(22, TRUE, 22, 'CHATTISGARH', 'East'),</text:p>
            <text:p><text:tab/>(23, TRUE, 23, 'MADHYA PRADESH', 'Central'),</text:p>
            <text:p><text:tab/>(24, TRUE, 24, 'GUJARAT', 'West'),</text:p>
            <text:p><text:tab/>(25, TRUE, 25, 'DAMAN AND DIU', 'South'),</text:p>
            <text:p><text:tab/>(26, TRUE, 26, 'DADRA &amp; NAGAR HAVELI', 'South'),</text:p>
            <text:p><text:tab/>(27, TRUE, 27, 'CHANDIGARH', 'North'),</text:p>
            <text:p><text:tab/>(28, TRUE, 28, 'KARNATAKA', 'South'),</text:p>
            <text:p><text:tab/>(29, TRUE, 29, 'GOA', 'West'),</text:p>
            <text:p><text:tab/>(30, TRUE, 30, 'LAKSHWADEEP', 'South'),</text:p>
            <text:p><text:tab/>(31, TRUE, 31, 'KERALA', 'South'),</text:p>
            <text:p><text:tab/>(32, TRUE, 32, 'TAMIL NADU', 'South'),</text:p>
            <text:p><text:tab/>(33, TRUE, 33, 'PUDUCHERRY', 'South'),</text:p>
            <text:p><text:tab/>(34, TRUE, 34, 'ANDAMAN AND NICOBAR', 'South'),</text:p>
            <text:p><text:tab/>(35, TRUE, 35, 'TELANGANA', 'South'),</text:p>
            <text:p><text:tab/>(36, TRUE, 36, 'ANDHRA PRADESH', 'South');</text:p>
          </table:table-cell>
          <table:table-cell office:value-type="string">
            <text:p>INSERT INTO public.districts(</text:p>
            <text:p><text:tab/>id, delete_flag, district_name, state_id)</text:p>
            <text:p><text:tab/>VALUES</text:p>
            <text:p><text:tab/>(1, TRUE, 'ADILABAD', 35),</text:p>
            <text:p><text:tab/>(2, TRUE, 'ANANTAPUR', 36),</text:p>
            <text:p><text:tab/>(3, TRUE, 'CHITTOR', 36),</text:p>
            <text:p><text:tab/>(4, TRUE, 'CUDDAPAH', 36),</text:p>
            <text:p><text:tab/>(5, TRUE, 'EAST GODAVARI', 36),</text:p>
            <text:p><text:tab/>(6, TRUE, 'GUNTUR', 36),</text:p>
            <text:p><text:tab/>(7, TRUE, 'HYDERABAD', 35),</text:p>
            <text:p><text:tab/>(8, TRUE, 'JAGTIAL', 35),</text:p>
            <text:p><text:tab/>(9, TRUE, 'KAMAREDDY', 35),</text:p>
            <text:p><text:tab/>(10, TRUE, 'KAREEMNAGAR', 35),</text:p>
            <text:p><text:tab/>(11, TRUE, 'KHAMMAM', 35),</text:p>
            <text:p><text:tab/>(12, TRUE, 'KRISHNA', 36),</text:p>
            <text:p><text:tab/>(13, TRUE, 'KURNOOL', 36),</text:p>
            <text:p><text:tab/>(14, TRUE, 'MAHABOOBNAGAR', 35),</text:p>
            <text:p><text:tab/>(15, TRUE, 'MEDAK', 35),</text:p>
            <text:p><text:tab/>(16, TRUE, 'NALGONDA', 35),</text:p>
            <text:p><text:tab/>(17, TRUE, 'NELLORE', 36),</text:p>
            <text:p><text:tab/>(18, TRUE, 'NIZAMABAD', 35),</text:p>
            <text:p><text:tab/>(19, TRUE, 'PRAKASAM', 36),</text:p>
            <text:p><text:tab/>(20, TRUE, 'RANGAREDDY', 35),</text:p>
            <text:p><text:tab/>(21, TRUE, 'SRIKAKULAM', 36),</text:p>
            <text:p><text:tab/>(22, TRUE, 'VIJAYANAGARAM', 36),</text:p>
            <text:p><text:tab/>(23, TRUE, 'VISAKAPATNAM', 36),</text:p>
            <text:p><text:tab/>(24, TRUE, 'WARANGAL', 35),</text:p>
            <text:p><text:tab/>(25, TRUE, 'WEST GODAVARI', 36),;</text:p>
          </table:table-cell>
          <table:table-cell table:number-columns-repeated="1020"/>
        </table:table-row>
        <table:table-row table:style-name="ro8" table:number-rows-repeated="1048574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purchase Entry" table:style-name="ta2" table:print="false">
        <office:forms form:automatic-focus="false" form:apply-design-mode="false"/>
        <table:table-column table:style-name="co24" table:default-cell-style-name="ce6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5">
          <table:table-cell table:style-name="Default"/>
          <table:table-cell table:style-name="ce12" office:value-type="string">
            <text:p>purchase entry</text:p>
          </table:table-cell>
          <table:table-cell/>
          <table:table-cell table:style-name="ce1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7" office:value-type="string">
            <text:p><text:span text:style-name="T2"><text:s text:c="4"/></text:span><text:span text:style-name="T2">private</text:span><text:span text:style-name="T1"> Long </text:span><text:span text:style-name="T3">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purchase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invoice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pur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ccountInformation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gstin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mod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wayBill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lrNumb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lr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ransport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delvFrom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numberOfCase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invoiceD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roductI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batch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ate </text:span><text:span text:style-name="T3">expiry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fre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urR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othCharge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grs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iscount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td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saleRat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tax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hsn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mrp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mfgNam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gross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iscou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tax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ne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ebitAdjustmentLedg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creditAdjustmentLedger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debitAdjustme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creditAdjustment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invoiceValue</text:span><text:span text:style-name="T1">;</text:span></text:p>
          </table:table-cell>
          <table:table-cell table:number-columns-repeated="3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ypeheadDisplay</text:span><text:span text:style-name="T1">;</text:span></text:p>
          </table:table-cell>
          <table:table-cell table:number-columns-repeated="3"/>
        </table:table-row>
        <table:named-expressions/>
      </table:table>
      <table:table table:name="purchase Returns" table:style-name="ta2" table:print="false">
        <office:forms form:automatic-focus="false" form:apply-design-mode="false"/>
        <table:table-column table:style-name="co28" table:default-cell-style-name="ce6"/>
        <table:table-column table:style-name="co29" table:default-cell-style-name="Default"/>
        <table:table-column table:style-name="co30" table:default-cell-style-name="Default"/>
        <table:table-row table:style-name="ro3">
          <table:table-cell table:style-name="Default"/>
          <table:table-cell table:style-name="ce9" office:value-type="string">
            <text:p>purchase Returns</text:p>
          </table:table-cell>
          <table:table-cell table:style-name="ce9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7"/>
          <table:table-cell table:number-columns-repeated="2"/>
        </table:table-row>
        <table:table-row table:style-name="ro1">
          <table:table-cell table:style-name="ce14" office:value-type="string">
            <text:p><text:span text:style-name="T2"><text:s text:c="4"/></text:span><text:span text:style-name="T2">private</text:span><text:span text:style-name="T1"> Long </text:span><text:span text:style-name="T3">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urReturnNumber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calDate </text:span><text:span text:style-name="T3">dat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ccountInformation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supplier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remarks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productId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Nam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productcode</text:span><text:span text:style-name="T1">;</text:span>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<text:span text:style-name="T1"><text:tab/></text:span><text:span text:style-name="T4">// private Boolean status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batch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qty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Integer </text:span><text:span text:style-name="T3">fre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Double </text:span><text:span text:style-name="T3">pRate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Long </text:span><text:span text:style-name="T3">ammount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String </text:span><text:span text:style-name="T3">typeheadDisplay</text:span><text:span text:style-name="T1">;</text:span></text:p>
          </table:table-cell>
          <table:table-cell table:number-columns-repeated="2"/>
        </table:table-row>
        <table:table-row table:style-name="ro1">
          <table:table-cell office:value-type="string">
            <text:p><text:span text:style-name="T1"><text:tab/></text:span><text:span text:style-name="T2">private</text:span><text:span text:style-name="T1"> </text:span><text:span text:style-name="T2">boolean</text:span><text:span text:style-name="T1"> </text:span><text:span text:style-name="T3">deleteFlag</text:span><text:span text:style-name="T1">;</text:span></text:p>
          </table:table-cell>
          <table:table-cell table:number-columns-repeated="2"/>
        </table:table-row>
        <table:named-expressions/>
      </table:table>
      <table:table table:name="Internal Stock Adjustments" table:style-name="ta2" table:print="false">
        <office:forms form:automatic-focus="false" form:apply-design-mode="false"/>
        <table:table-column table:style-name="co31" table:default-cell-style-name="ce17"/>
        <table:table-column table:style-name="co32" table:default-cell-style-name="Default"/>
        <table:table-row table:style-name="ro5">
          <table:table-cell table:style-name="Default"/>
          <table:table-cell table:style-name="ce19" office:value-type="string">
            <text:p>Internal Stock Adjustments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6" office:value-type="string">
            <text:p>Long id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6" office:value-type="string">
            <text:p>Long numbe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LocalDate dat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remarks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Long productId;</text:p>
          </table:table-cell>
          <table:table-cell/>
        </table:table-row>
        <table:table-row table:style-name="ro1">
          <table:table-cell table:style-name="ce18" office:value-type="string">
            <text:p><text:s/></text:p>
          </table:table-cell>
          <table:table-cell/>
        </table:table-row>
        <table:table-row table:style-name="ro1">
          <table:table-cell table:style-name="ce6" office:value-type="string">
            <text:p>String productNam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productcod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pack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Double qty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Double fre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Boolean batch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String typ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>
            <text:p>boolean deleteFlag;</text:p>
          </table:table-cell>
          <table:table-cell/>
        </table:table-row>
        <table:named-expressions/>
      </table:table>
      <table:table table:name="Sales Order" table:style-name="ta2" table:print="false">
        <office:forms form:automatic-focus="false" form:apply-design-mode="false"/>
        <table:table-column table:style-name="co33" table:default-cell-style-name="ce6"/>
        <table:table-column table:style-name="co34" table:default-cell-style-name="Default"/>
        <table:table-column table:style-name="co35" table:default-cell-style-name="Default"/>
        <table:table-row table:style-name="ro6">
          <table:table-cell table:style-name="Default"/>
          <table:table-cell table:style-name="ce20" office:value-type="string">
            <text:p>Sales Order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Long id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Long orderNumber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LocalDate dat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customer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remarks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rateTyp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Long productId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productcod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productNam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String packing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Double qty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Double fre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Double rat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Double value;</text:p>
          </table:table-cell>
          <table:table-cell table:number-columns-repeated="2"/>
        </table:table-row>
        <table:table-row table:style-name="ro1">
          <table:table-cell table:style-name="ce17"/>
          <table:table-cell table:number-columns-repeated="2"/>
        </table:table-row>
        <table:table-row table:style-name="ro1">
          <table:table-cell office:value-type="string">
            <text:p><text:tab/> boolean deleteFlag = true;</text:p>
          </table:table-cell>
          <table:table-cell table:number-columns-repeated="2"/>
        </table:table-row>
        <table:named-expressions/>
      </table:table>
      <table:table table:name="Quatation Entry" table:style-name="ta2" table:print="false">
        <office:forms form:automatic-focus="false" form:apply-design-mode="false"/>
        <table:table-column table:style-name="co36" table:default-cell-style-name="ce16"/>
        <table:table-column table:style-name="co37" table:default-cell-style-name="Default"/>
        <table:table-row table:style-name="ro7">
          <table:table-cell table:style-name="Default"/>
          <table:table-cell table:style-name="ce23" office:value-type="string">
            <text:p><text:span text:style-name="T5">Quatation Entry</text:span>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Long id;</text:p>
          </table:table-cell>
          <table:table-cell/>
        </table:table-row>
        <table:table-row table:style-name="ro1">
          <table:table-cell office:value-type="string">
            <text:p>Integer orderNumber;</text:p>
          </table:table-cell>
          <table:table-cell/>
        </table:table-row>
        <table:table-row table:style-name="ro1">
          <table:table-cell office:value-type="string">
            <text:p>LocalDate date;</text:p>
          </table:table-cell>
          <table:table-cell/>
        </table:table-row>
        <table:table-row table:style-name="ro1">
          <table:table-cell table:style-name="ce21"/>
          <table:table-cell/>
        </table:table-row>
        <table:table-row table:style-name="ro1">
          <table:table-cell office:value-type="string">
            <text:p>Long companyId;</text:p>
          </table:table-cell>
          <table:table-cell/>
        </table:table-row>
        <table:table-row table:style-name="ro1">
          <table:table-cell office:value-type="string">
            <text:p>String companyName;</text:p>
          </table:table-cell>
          <table:table-cell/>
        </table:table-row>
        <table:table-row table:style-name="ro1">
          <table:table-cell office:value-type="string">
            <text:p>String companyCode;</text:p>
          </table:table-cell>
          <table:table-cell/>
        </table:table-row>
        <table:table-row table:style-name="ro1">
          <table:table-cell table:style-name="ce21"/>
          <table:table-cell/>
        </table:table-row>
        <table:table-row table:style-name="ro1">
          <table:table-cell office:value-type="string">
            <text:p>String remarks;</text:p>
          </table:table-cell>
          <table:table-cell/>
        </table:table-row>
        <table:table-row table:style-name="ro1">
          <table:table-cell table:style-name="ce21"/>
          <table:table-cell/>
        </table:table-row>
        <table:table-row table:style-name="ro1">
          <table:table-cell office:value-type="string">
            <text:p>Long productId;</text:p>
          </table:table-cell>
          <table:table-cell/>
        </table:table-row>
        <table:table-row table:style-name="ro1">
          <table:table-cell office:value-type="string">
            <text:p>String productName;</text:p>
          </table:table-cell>
          <table:table-cell/>
        </table:table-row>
        <table:table-row table:style-name="ro1">
          <table:table-cell office:value-type="string">
            <text:p>String productcode;</text:p>
          </table:table-cell>
          <table:table-cell/>
        </table:table-row>
        <table:table-row table:style-name="ro1">
          <table:table-cell table:style-name="ce21"/>
          <table:table-cell/>
        </table:table-row>
        <table:table-row table:style-name="ro1">
          <table:table-cell office:value-type="string">
            <text:p>String packing;</text:p>
          </table:table-cell>
          <table:table-cell/>
        </table:table-row>
        <table:table-row table:style-name="ro1">
          <table:table-cell office:value-type="string">
            <text:p>Double qty;</text:p>
          </table:table-cell>
          <table:table-cell/>
        </table:table-row>
        <table:table-row table:style-name="ro1">
          <table:table-cell office:value-type="string">
            <text:p>Double rate;</text:p>
          </table:table-cell>
          <table:table-cell/>
        </table:table-row>
        <table:table-row table:style-name="ro1">
          <table:table-cell office:value-type="string">
            <text:p>Double ammount;</text:p>
          </table:table-cell>
          <table:table-cell/>
        </table:table-row>
        <table:table-row table:style-name="ro1">
          <table:table-cell office:value-type="string">
            <text:p>String typeheadDisplay;</text:p>
          </table:table-cell>
          <table:table-cell/>
        </table:table-row>
        <table:table-row table:style-name="ro1">
          <table:table-cell office:value-type="string">
            <text:p>boolean deleteFlag;</text:p>
          </table:table-cell>
          <table:table-cell/>
        </table:table-row>
        <table:table-row table:style-name="ro1">
          <table:table-cell table:style-name="ce22"/>
          <table:table-cell/>
        </table:table-row>
        <table:named-expressions/>
      </table:table>
      <table:table table:name="GST Challan" table:style-name="ta2" table:print="false">
        <office:forms form:automatic-focus="false" form:apply-design-mode="false"/>
        <table:table-column table:style-name="co38" table:default-cell-style-name="ce5"/>
        <table:table-column table:style-name="co35" table:default-cell-style-name="Default"/>
        <table:table-column table:style-name="co39" table:default-cell-style-name="Default"/>
        <table:table-row table:style-name="ro2">
          <table:table-cell table:style-name="Default"/>
          <table:table-cell office:value-type="string">
            <text:p>GST Challan Entry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<text:s/>Long id;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Long productId;</text:p>
          </table:table-cell>
          <table:table-cell table:number-columns-repeated="2"/>
        </table:table-row>
        <table:table-row table:style-name="ro1">
          <table:table-cell office:value-type="string">
            <text:p>String productName;</text:p>
          </table:table-cell>
          <table:table-cell table:number-columns-repeated="2"/>
        </table:table-row>
        <table:table-row table:style-name="ro1">
          <table:table-cell office:value-type="string">
            <text:p>String productcode;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String gstType;</text:p>
          </table:table-cell>
          <table:table-cell table:number-columns-repeated="2"/>
        </table:table-row>
        <table:table-row table:style-name="ro1">
          <table:table-cell office:value-type="string">
            <text:p>String customer;</text:p>
          </table:table-cell>
          <table:table-cell table:number-columns-repeated="2"/>
        </table:table-row>
        <table:table-row table:style-name="ro1">
          <table:table-cell office:value-type="string">
            <text:p>String gstin;</text:p>
          </table:table-cell>
          <table:table-cell table:number-columns-repeated="2"/>
        </table:table-row>
        <table:table-row table:style-name="ro1">
          <table:table-cell office:value-type="string">
            <text:p>String dcNo;</text:p>
          </table:table-cell>
          <table:table-cell table:number-columns-repeated="2"/>
        </table:table-row>
        <table:table-row table:style-name="ro1">
          <table:table-cell office:value-type="string">
            <text:p>String deliverTo;</text:p>
          </table:table-cell>
          <table:table-cell table:number-columns-repeated="2"/>
        </table:table-row>
        <table:table-row table:style-name="ro1">
          <table:table-cell office:value-type="string">
            <text:p>LocalDate date;</text:p>
          </table:table-cell>
          <table:table-cell table:number-columns-repeated="2"/>
        </table:table-row>
        <table:table-row table:style-name="ro1">
          <table:table-cell office:value-type="string">
            <text:p>Double batch;</text:p>
          </table:table-cell>
          <table:table-cell table:number-columns-repeated="2"/>
        </table:table-row>
        <table:table-row table:style-name="ro1">
          <table:table-cell office:value-type="string">
            <text:p>LocalDate expiry;</text:p>
          </table:table-cell>
          <table:table-cell table:number-columns-repeated="2"/>
        </table:table-row>
        <table:table-row table:style-name="ro1">
          <table:table-cell office:value-type="string">
            <text:p>Double qty;</text:p>
          </table:table-cell>
          <table:table-cell table:number-columns-repeated="2"/>
        </table:table-row>
        <table:table-row table:style-name="ro1">
          <table:table-cell office:value-type="string">
            <text:p>Double free;</text:p>
          </table:table-cell>
          <table:table-cell table:number-columns-repeated="2"/>
        </table:table-row>
        <table:table-row table:style-name="ro1">
          <table:table-cell office:value-type="string">
            <text:p>Double sRate;</text:p>
          </table:table-cell>
          <table:table-cell table:number-columns-repeated="2"/>
        </table:table-row>
        <table:table-row table:style-name="ro1">
          <table:table-cell office:value-type="string">
            <text:p>Double disc;</text:p>
          </table:table-cell>
          <table:table-cell table:number-columns-repeated="2"/>
        </table:table-row>
        <table:table-row table:style-name="ro1">
          <table:table-cell office:value-type="string">
            <text:p>Double gstp;</text:p>
          </table:table-cell>
          <table:table-cell table:number-columns-repeated="2"/>
        </table:table-row>
        <table:table-row table:style-name="ro1">
          <table:table-cell office:value-type="string">
            <text:p>boolean deleteFlag;</text:p>
          </table:table-cell>
          <table:table-cell table:number-columns-repeated="2"/>
        </table:table-row>
        <table:table-row table:style-name="ro1">
          <table:table-cell table:style-name="ce25"/>
          <table:table-cell table:number-columns-repeated="2"/>
        </table:table-row>
        <table:named-expressions/>
      </table:table>
      <table:named-expressions>
        <table:named-range table:name="_xlnm.Database" table:base-cell-address="$TAXMAST.$A$1" table:cell-range-address="$TAXMAST.$A$1:.$P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12/03/2018</text:date>, <text:time>20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XMAST" style:display-name="PageStyle_TAXMA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20:10:04.21</dc:date>
    <meta:generator>OpenOffice/4.1.5$Win32 OpenOffice.org_project/415m1$Build-9789</meta:generator>
    <meta:editing-duration>P1DT4H12M25S</meta:editing-duration>
    <meta:editing-cycles>6</meta:editing-cycles>
    <meta:document-statistic meta:table-count="9" meta:cell-count="274" meta:object-count="0"/>
  </office:meta>
</office:document-meta>
</file>